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Heading_20_1" style:master-page-name="First_20_Page">
      <style:paragraph-properties style:page-number="auto"/>
    </style:style>
    <style:style style:name="P13" style:family="paragraph" style:parent-style-name="Heading_20_2">
      <style:text-properties style:font-name="Arial1" fo:font-size="14pt" style:font-size-asian="14pt" style:font-size-complex="14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agraph-properties style:writing-mode="lr-tb"/>
    </style:style>
    <style:style style:name="P1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76106928" text:id="ct376106928">
          <text:insertion>
            <office:change-info>
              <dc:creator>Bob Jacobsen</dc:creator>
              <dc:date>2012-04-22T15:24:00</dc:date>
            </office:change-info>
          </text:insertion>
        </text:changed-region>
        <text:changed-region xml:id="ct376107024" text:id="ct376107024">
          <text:insertion>
            <office:change-info>
              <dc:creator>Bob Jacobsen</dc:creator>
              <dc:date>2012-04-22T15:23:00</dc:date>
            </office:change-info>
          </text:insertion>
        </text:changed-region>
        <text:changed-region xml:id="ct376106192" text:id="ct376106192">
          <text:insertion>
            <office:change-info>
              <dc:creator>Bob Jacobsen</dc:creator>
              <dc:date>2012-04-22T15:22:00</dc:date>
            </office:change-info>
          </text:insertion>
        </text:changed-region>
        <text:changed-region xml:id="ct376092720" text:id="ct376092720">
          <text:insertion>
            <office:change-info>
              <dc:creator>Bob Jacobsen</dc:creator>
              <dc:date>2012-04-22T15:23:00</dc:date>
            </office:change-info>
          </text:insertion>
        </text:changed-region>
        <text:changed-region xml:id="ct376107120" text:id="ct376107120">
          <text:insertion>
            <office:change-info>
              <dc:creator>Bob Jacobsen</dc:creator>
              <dc:date>2012-04-22T15:24:00</dc:date>
            </office:change-info>
          </text:insertion>
        </text:changed-region>
        <text:changed-region xml:id="ct376108912" text:id="ct376108912">
          <text:insertion>
            <office:change-info>
              <dc:creator>Bob Jacobsen</dc:creator>
              <dc:date>2012-04-22T15:21:00</dc:date>
            </office:change-info>
          </text:insertion>
        </text:changed-region>
        <text:changed-region xml:id="ct376109008" text:id="ct376109008">
          <text:deletion>
            <office:change-info>
              <dc:creator>Bob Jacobsen</dc:creator>
              <dc:date>2012-04-22T15:21:00</dc:date>
            </office:change-info>
            <text:p text:style-name="Standard"><text:s/></text:p>
          </text:deletion>
        </text:changed-region>
        <text:changed-region xml:id="ct376109104" text:id="ct376109104">
          <text:insertion>
            <office:change-info>
              <dc:creator>Bob Jacobsen</dc:creator>
              <dc:date>2012-04-22T15:21:00</dc:date>
            </office:change-info>
          </text:insertion>
        </text:changed-region>
        <text:changed-region xml:id="ct376108304" text:id="ct376108304">
          <text:deletion>
            <office:change-info>
              <dc:creator>Bob Jacobsen</dc:creator>
              <dc:date>2012-04-22T15:21:00</dc:date>
            </office:change-info>
            <text:p text:style-name="Standard">s </text:p>
          </text:deletion>
        </text:changed-region>
        <text:changed-region xml:id="ct376098064" text:id="ct376098064">
          <text:insertion>
            <office:change-info>
              <dc:creator>Bob Jacobsen</dc:creator>
              <dc:date>2012-04-22T15:22:00</dc:date>
            </office:change-info>
          </text:insertion>
        </text:changed-region>
        <text:changed-region xml:id="ct187014720" text:id="ct187014720">
          <text:insertion>
            <office:change-info>
              <dc:creator>Bob Jacobsen</dc:creator>
              <dc:date>2012-05-14T07:48:00</dc:date>
            </office:change-info>
          </text:insertion>
        </text:changed-region>
        <text:changed-region xml:id="ct186995840" text:id="ct186995840">
          <text:insertion>
            <office:change-info>
              <dc:creator>Bob Jacobsen</dc:creator>
              <dc:date>2012-05-14T07:49:00</dc:date>
            </office:change-info>
          </text:insertion>
        </text:changed-region>
        <text:changed-region xml:id="ct343834544" text:id="ct343834544">
          <text:insertion>
            <office:change-info>
              <dc:creator>Bob Jacobsen</dc:creator>
              <dc:date>2012-05-14T0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376106928"/></text:p>
      <text:p text:style-name="Standard"><text:change-end text:change-id="ct376106928"/><text:change-start text:change-id="ct376107024"/>Although <text:change-end text:change-id="ct376107024"/><text:change-start text:change-id="ct376106192"/>“first bit” properly denotes the most-significant bit of the field<text:change-end text:change-id="ct376106192"/><text:change-start text:change-id="ct376092720"/> being discussed, “second bit” refers to the bit adjacent to the first bit, etc<text:change-end text:change-id="ct376092720"/><text:change-start text:change-id="ct376107120"/>, it is better to refer to “most significant bit” rather than “first bit”.<text:change-end text:change-id="ct376107120"/></text:p>
      <text:p text:style-name="Standard"><text:soft-page-break/>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plain ASCII 7-bit values. <text:s/>We want to retain the 0x80 bit in the first byte as a way of eventually indicating other codings. XML strings can start with a UTF BOM (either 0xEF, 0xFF or 0xFE in the 1<text:span text:style-name="T7">st</text:span> byte, since there's no need to support UTF-32BE or UTF-32LE), or the ASCII text for “&lt;?xml” which starts with 0x3C. </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text:change-start text:change-id="ct376108912"/>-<text:change-end text:change-id="ct376108912"/><text:change text:change-id="ct376109008"/>bit<text:change-start text:change-id="ct376109104"/> nibbles<text:change-end text:change-id="ct376109104"/><text:change text:change-id="ct376108304"/><text:change-start text:change-id="ct376098064"/> <text:change-end text:change-id="ct376098064"/>in binary (0b1000,0000). Do not put a space after the comma. <text:change-start text:change-id="ct187014720"/></text:p>
      <text:p text:style-name="Standard">Byte sequences, including both Unique ID (node ID) and Event ID values, should be shown in dotted-hex format e.g. “01.AB.34.01.CD.E3<text:change-end text:change-id="ct187014720"/><text:change-start text:change-id="ct186995840"/>”. It's recommended that leading zeros be provided on output, but not required on input. <text:s/>Dotted-<text:change-end text:change-id="ct186995840"/><text:change-start text:change-id="ct343834544"/>decimal should not be used unless it's made very clear that that is the case.<text:change-end text:change-id="ct343834544"/></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text:soft-page-break/>“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3" text:outline-level="2"><text:span text:style-name="T5">Presentation of a OpenLCB </text:span><text:span text:style-name="T6">message</text:span></text:h>
      <text:p text:style-name="Standard">OpenLCB messages are described in this format:</text:p>
      <text:p text:style-name="P10">Message Type Indicator: The 16-bit value, typically in hex notation, of the full MTI</text:p>
      <text:p text:style-name="P10">Destination address present: Whether this message includes <text:span text:style-name="T4">a destination address for a specific node. If no, the message is global.</text:span></text:p>
      <text:p text:style-name="P10">Simple subset: Whether the message is included in the “simple node subset” (defined where?)</text:p>
      <text:p text:style-name="P10">Priority group: A number from 0 to 3 that describes <text:span text:style-name="T4">the</text:span> line priority of the message; 0 can be sent before 3.</text:p>
      <text:p text:style-name="P10">Content: Description of data bytes, if any, included after fixed fields such as MTI and destination address.</text:p>
      <text:p text:style-name="P11">CAN frame format: Typical CAN frame, including header and data bytes. <text:s/>Source node ID alias is represented by “sss”. <text:s/>Destination node ID alias, if present, is represented by “ddd”.</text:p>
      <text:p text:style-name="P9">Note that this information is not completely independent. <text:s/>The MTI value depends on simple subset, priority subgroup, etc, values. We present the full set, at some risk of inconsistency, to make it easier to understand the containing Standard.</text:p>
      <text:p text:style-name="P9">For more information, see the various “Message Networking” Standards and Technical Notes.</text:p>
      <text:p text:style-name="P9">Example:</text:p>
      <text:p text:style-name="P10">Message Type Indicator: 0x32F4</text:p>
      <text:p text:style-name="P10">Destination address present: Yes</text:p>
      <text:p text:style-name="P10">Simple subset: Yes</text:p>
      <text:p text:style-name="P10">Priority group: 1</text:p>
      <text:p text:style-name="P10">Content: Six bytes containing bits identifying the OpenLCB protocols supported by the sending node; see Section 6 below for coding.</text:p>
      <text:p text:style-name="P11">CAN frame format: 0x18dd,dsss 32 E4 vv vv vv vv vv vv</text:p>
      <text:p text:style-name="P9"/>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4"><text:s/>1 Introduction<text:tab/>1</text:p>
          <text:p text:style-name="P14"><text:s/>2 Data<text:tab/>1</text:p>
          <text:p text:style-name="P15"><text:s/>2.1 Numerical representation<text:tab/>1</text:p>
          <text:p text:style-name="P15"><text:s/>2.2 Byte sequences<text:tab/>1</text:p>
          <text:p text:style-name="P15"><text:s/>2.3 Bit sequences<text:tab/>1</text:p>
          <text:p text:style-name="P15"><text:s/>2.4 Strings<text:tab/>2</text:p>
          <text:p text:style-name="P14"><text:s/>3 Presentation<text:tab/>2</text:p>
          <text:p text:style-name="P15"><text:s/>3.1 Presentation of CAN Quantities<text:tab/>2</text:p>
          <text:p text:style-name="P15"><text:s/>3.2 Presentation of a OpenLCB message<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14T07:52:20">5/1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14T07:52:20">May 1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14T07:52:20">5/1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89</meta:editing-cycles>
    <meta:editing-duration>PT13H3M10S</meta:editing-duration>
    <meta:generator>OpenOffice.org/3.3$Unix OpenOffice.org_project/330m20$Build-9567</meta:generator>
    <dc:date>2012-05-14T07:52:19</dc:date>
    <dc:creator>Bob Jacobsen</dc:creator>
    <meta:keyword>Common Information</meta:keyword>
    <meta:document-statistic meta:table-count="1" meta:image-count="1" meta:object-count="0" meta:page-count="4" meta:paragraph-count="72" meta:word-count="1099" meta:character-count="6651"/>
    <meta:user-defined meta:name="Info 1"/>
    <meta:user-defined meta:name="Info 2"/>
    <meta:user-defined meta:name="Info 3"/>
    <meta:user-defined meta:name="Info 4"/>
  </office:meta>
</office:document-meta>
</file>